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ec79" officeooo:paragraph-rsid="0003ec79"/>
    </style:style>
    <style:style style:name="P2" style:family="paragraph" style:parent-style-name="Standard">
      <style:text-properties officeooo:rsid="0003eedb" officeooo:paragraph-rsid="0003eedb"/>
    </style:style>
    <style:style style:name="P3" style:family="paragraph" style:parent-style-name="Standard">
      <style:text-properties officeooo:rsid="0003eedb" officeooo:paragraph-rsid="0005b94a"/>
    </style:style>
    <style:style style:name="P4" style:family="paragraph" style:parent-style-name="Standard">
      <style:text-properties officeooo:rsid="0003eedb" officeooo:paragraph-rsid="0003eedb"/>
    </style:style>
    <style:style style:name="P5" style:family="paragraph" style:parent-style-name="Standard">
      <style:text-properties officeooo:paragraph-rsid="0005b94a"/>
    </style:style>
    <style:style style:name="T1" style:family="text">
      <style:text-properties officeooo:rsid="0003eedb"/>
    </style:style>
    <style:style style:name="T2" style:family="text">
      <style:text-properties officeooo:rsid="0005b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A. <text:span text:style-name="T2">claves candidatas y cual sería la principal</text:span></text:p>
      <text:p text:style-name="P1"/>
      <text:p text:style-name="P2">Mascota(nombre, especie, fecha_nac, dni_dueño)</text:p>
      <text:p text:style-name="P2"><text:tab/><text:span text:style-name="T2">Claves candidatas: nombre+dni_dueño, </text:span></text:p>
      <text:p text:style-name="P2"><text:tab/><text:span text:style-name="T2">Clave principal: especie+nombre+dni_dueño</text:span></text:p>
      <text:p text:style-name="P2">Trabajador (dni,SS,nombre,Apellidos,Dirección)</text:p>
      <text:p text:style-name="P3"><text:tab/><text:span text:style-name="T2">Claves candidatas:dni+SS, nombre+apellidos+dirección</text:span></text:p>
      <text:p text:style-name="P3"><text:tab/><text:span text:style-name="T2">Clave principal:dni</text:span></text:p>
      <text:p text:style-name="P2">Alumno(Nombre, apellidos, fecha_nac, dni_progenitorA,dni_progenitorB)</text:p>
      <text:p text:style-name="P3"><text:tab/><text:span text:style-name="T2">Claves candidatas:----</text:span></text:p>
      <text:p text:style-name="P3"><text:tab/><text:span text:style-name="T2">Clave principal:dni_progenitorA+fecha_nac+nombre</text:span></text:p>
      <text:p text:style-name="P2">Ciudad(Nombre, Comunidad_autónoma, Provincia, Población)</text:p>
      <text:p text:style-name="P5"><text:span text:style-name="T1"><text:tab/>Claves candidatas:nombre+Comunidad_autónoma</text:span></text:p>
      <text:p text:style-name="P3"><text:tab/><text:span text:style-name="T2">Clave principal: Nombre</text:span></text:p>
      <text:p text:style-name="P2">coche(matricula, numero_bastidor, color, cilindrada, marca, modelo)</text:p>
      <text:p text:style-name="P3"><text:tab/><text:span text:style-name="T2">Claves candidatas:matricula+modelo</text:span></text:p>
      <text:p text:style-name="P3"><text:tab/><text:span text:style-name="T2">Clave principal:numero_bastidor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08:51:11.060712708</meta:creation-date>
    <dc:date>2019-10-21T10:39:54.223281923</dc:date>
    <meta:editing-duration>PT27M29S</meta:editing-duration>
    <meta:editing-cycles>12</meta:editing-cycles>
    <meta:generator>LibreOffice/6.3.2.2$Linux_X86_64 LibreOffice_project/30$Build-2</meta:generator>
    <meta:document-statistic meta:table-count="0" meta:image-count="0" meta:object-count="0" meta:page-count="1" meta:paragraph-count="16" meta:word-count="53" meta:character-count="700" meta:non-whitespace-character-count="652"/>
  </office:meta>
</office:document-meta>
</file>